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, 'Liberation Mono', 'Courier New', Courier, monospace"/>
    <style:font-face style:name="inherit" svg:font-family="inherit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787878" style:font-name="Source Code Pro" fo:font-size="8.25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1665in" fo:orphans="2" fo:widows="2" fo:text-indent="0in" style:auto-text-indent="false" fo:padding-left="0.1457in" fo:padding-right="0.052in" fo:padding-top="0.0193in" fo:padding-bottom="0.0193in" fo:border="0.06pt solid #ffffff"/>
      <style:text-properties fo:font-variant="normal" fo:text-transform="none" fo:color="#787878" style:font-name="Source Code Pro" fo:font-size="8.25pt" fo:letter-spacing="normal" fo:font-style="normal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style:line-height-at-least="0.1665in" fo:orphans="2" fo:widows="2" fo:text-indent="0in" style:auto-text-indent="false" fo:padding-left="0.1457in" fo:padding-right="0.052in" fo:padding-top="0.0193in" fo:padding-bottom="0.0193in" fo:border="0.06pt solid #ffffff"/>
      <style:text-properties fo:font-variant="normal" fo:text-transform="none" fo:color="#787878" style:font-name="Source Code Pro" fo:font-size="8.25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style:line-height-at-least="0.1665in" fo:orphans="2" fo:widows="2" fo:text-indent="0in" style:auto-text-indent="false" fo:padding-left="0.1457in" fo:padding-right="0.052in" fo:padding-top="0.0193in" fo:padding-bottom="0.0193in" fo:border="0.06pt solid #ffffff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style:line-height-at-least="0.1665in" fo:orphans="2" fo:widows="2" fo:text-indent="0in" style:auto-text-indent="false" fo:padding-left="0.1457in" fo:padding-right="0.052in" fo:padding-top="0.0193in" fo:padding-bottom="0.0193in" fo:border="0.06pt solid #ffffff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6" style:family="paragraph" style:parent-style-name="Standard">
      <style:text-properties officeooo:paragraph-rsid="0018619c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style:font-size-asian="15pt" style:font-size-complex="15pt"/>
    </style:style>
    <style:style style:name="P10" style:family="paragraph" style:parent-style-name="Standard">
      <style:paragraph-properties fo:break-before="page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000000" style:font-name="Consolas" fo:font-size="10pt" officeooo:rsid="001c751f" style:font-size-asian="10pt" loext:padding="0in" loext:border="none"/>
    </style:style>
    <style:style style:name="T3" style:family="text">
      <style:text-properties fo:color="#000000" style:font-name="Consolas" fo:font-size="10pt" style:font-size-asian="10pt" fo:background-color="#d4d4d4"/>
    </style:style>
    <style:style style:name="T4" style:family="text">
      <style:text-properties fo:color="#000000" style:font-name="Consolas" fo:font-size="10pt" fo:font-style="italic" style:font-size-asian="10pt" style:font-style-asian="italic"/>
    </style:style>
    <style:style style:name="T5" style:family="text">
      <style:text-properties fo:color="#000000" style:font-name="Consolas" fo:font-size="15pt" style:font-size-asian="15pt" style:font-size-complex="15pt"/>
    </style:style>
    <style:style style:name="T6" style:family="text">
      <style:text-properties fo:color="#000000" style:font-name="Consolas"/>
    </style:style>
    <style:style style:name="T7" style:family="text">
      <style:text-properties fo:color="#000000" style:font-name="Consolas" fo:font-style="italic" style:font-style-asian="italic"/>
    </style:style>
    <style:style style:name="T8" style:family="text">
      <style:text-properties fo:color="#000000" style:font-name="inherit" fo:font-size="9.75pt" style:font-size-asian="10pt" loext:padding="0in" loext:border="none"/>
    </style:style>
    <style:style style:name="T9" style:family="text">
      <style:text-properties fo:color="#000000" style:font-name="inherit" fo:font-size="9.75pt" loext:padding="0in" loext:border="none"/>
    </style:style>
    <style:style style:name="T10" style:family="text">
      <style:text-properties fo:color="#000000" loext:padding="0in" loext:border="none"/>
    </style:style>
    <style:style style:name="T11" style:family="text">
      <style:text-properties fo:color="#7f0055" style:font-name="Consolas" fo:font-size="10pt" fo:font-weight="bold" style:font-size-asian="10pt" style:font-weight-asian="bold"/>
    </style:style>
    <style:style style:name="T12" style:family="text">
      <style:text-properties fo:color="#7f0055" style:font-name="Consolas" fo:font-size="10pt" fo:font-weight="bold" style:font-size-asian="10pt" style:font-weight-asian="bold" fo:background-color="#d4d4d4"/>
    </style:style>
    <style:style style:name="T13" style:family="text">
      <style:text-properties fo:color="#7f0055" style:font-name="Consolas" fo:font-size="10pt" fo:font-weight="bold" officeooo:rsid="001d46b2" style:font-size-asian="10pt" style:font-weight-asian="bold"/>
    </style:style>
    <style:style style:name="T14" style:family="text">
      <style:text-properties fo:color="#7f0055" style:font-name="Consolas" fo:font-size="15pt" fo:font-weight="bold" style:font-size-asian="15pt" style:font-weight-asian="bold" style:font-size-complex="15pt"/>
    </style:style>
    <style:style style:name="T15" style:family="text">
      <style:text-properties fo:color="#7f0055" style:font-name="Consolas" fo:font-weight="bold" style:font-weight-asian="bold"/>
    </style:style>
    <style:style style:name="T16" style:family="text">
      <style:text-properties fo:color="#6a3e3e" style:font-name="Consolas" fo:font-size="10pt" style:font-size-asian="10pt"/>
    </style:style>
    <style:style style:name="T17" style:family="text">
      <style:text-properties fo:color="#6a3e3e" style:font-name="Consolas" fo:font-size="10pt" style:font-size-asian="10pt" fo:background-color="#d4d4d4"/>
    </style:style>
    <style:style style:name="T18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9" style:family="text">
      <style:text-properties fo:color="#6a3e3e" style:font-name="Consolas" fo:font-size="15pt" style:text-underline-style="solid" style:text-underline-width="auto" style:text-underline-color="font-color" style:font-size-asian="15pt" style:font-size-complex="15pt"/>
    </style:style>
    <style:style style:name="T20" style:family="text">
      <style:text-properties fo:color="#6a3e3e" style:font-name="Consolas"/>
    </style:style>
    <style:style style:name="T21" style:family="text">
      <style:text-properties fo:color="#0000c0" style:font-name="Consolas" fo:font-size="10pt" style:font-size-asian="10pt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style:font-name="Consolas"/>
    </style:style>
    <style:style style:name="T24" style:family="text">
      <style:text-properties fo:color="#3f7f5f" style:font-name="Consolas" fo:font-size="10pt" style:font-size-asian="10pt"/>
    </style:style>
    <style:style style:name="T25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6" style:family="text">
      <style:text-properties fo:color="#3f7f95" style:font-name="inherit" fo:font-size="9.75pt" fo:font-weight="bold" style:font-size-asian="10pt" loext:padding="0in" loext:border="none"/>
    </style:style>
    <style:style style:name="T27" style:family="text">
      <style:text-properties fo:color="#3f7f95" style:font-name="inherit" fo:font-size="9.75pt" fo:font-weight="bold" loext:padding="0in" loext:border="none"/>
    </style:style>
    <style:style style:name="T28" style:family="text">
      <style:text-properties fo:color="#777777" style:font-name="inherit" fo:font-size="9.75pt" style:font-size-asian="10pt" loext:padding="0in" loext:border="none"/>
    </style:style>
    <style:style style:name="T29" style:family="text">
      <style:text-properties fo:color="#777777" style:font-name="inherit" fo:font-size="9.75pt" loext:padding="0in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<text:span text:style-name="T1"><text:tab/><text:tab/> </text:span><text:span text:style-name="T11">char</text:span><text:span text:style-name="T1">[] </text:span><text:span text:style-name="T16">ch</text:span><text:span text:style-name="T1"> = </text:span><text:span text:style-name="T16">s</text:span><text:span text:style-name="T1">.toCharArray(); </text:span></text:p>
      <text:p text:style-name="P7"><text:span text:style-name="T1"><text:tab/> <text:s text:c="7"/></text:span><text:span text:style-name="T11">for</text:span><text:span text:style-name="T1"> (</text:span><text:span text:style-name="T11">int</text:span><text:span text:style-name="T1"> </text:span><text:span text:style-name="T16">i</text:span><text:span text:style-name="T1"> = 0; </text:span><text:span text:style-name="T16">i</text:span><text:span text:style-name="T1"> &lt; </text:span><text:span text:style-name="T16">ch</text:span><text:span text:style-name="T1">.</text:span><text:span text:style-name="T21">length</text:span><text:span text:style-name="T1">; </text:span><text:span text:style-name="T16">i</text:span><text:span text:style-name="T1">++) { </text:span></text:p>
      <text:p text:style-name="P7"><text:span text:style-name="T1"><text:tab/> <text:s/></text:span></text:p>
      <text:p text:style-name="P7"><text:span text:style-name="T1"><text:tab/> <text:s text:c="13"/></text:span></text:p>
      <text:p text:style-name="P7"><text:span text:style-name="T1"><text:tab/> <text:s text:c="11"/></text:span><text:span text:style-name="T11">int</text:span><text:span text:style-name="T1"> </text:span><text:span text:style-name="T16">k</text:span><text:span text:style-name="T1"> = </text:span><text:span text:style-name="T16">i</text:span><text:span text:style-name="T1">; </text:span></text:p>
      <text:p text:style-name="P7"><text:span text:style-name="T1"><text:tab/> <text:s text:c="11"/></text:span><text:span text:style-name="T11">while</text:span><text:span text:style-name="T1"> (</text:span><text:span text:style-name="T16">i</text:span><text:span text:style-name="T1"> &lt; </text:span><text:span text:style-name="T16">ch</text:span><text:span text:style-name="T1">.</text:span><text:span text:style-name="T21">length</text:span><text:span text:style-name="T1"> &amp;&amp; </text:span><text:span text:style-name="T16">ch</text:span><text:span text:style-name="T1">[</text:span><text:span text:style-name="T16">i</text:span><text:span text:style-name="T1">] != </text:span><text:span text:style-name="T22">' '</text:span><text:span text:style-name="T1">) <text:s/></text:span></text:p>
      <text:p text:style-name="P7"><text:span text:style-name="T1"><text:tab/> <text:s text:c="15"/></text:span><text:span text:style-name="T16">i</text:span><text:span text:style-name="T1">++; </text:span></text:p>
      <text:p text:style-name="P7"><text:span text:style-name="T1"><text:tab/> <text:s text:c="11"/></text:span><text:span text:style-name="T11">char</text:span><text:span text:style-name="T1"> </text:span><text:span text:style-name="T16">temp</text:span><text:span text:style-name="T1"> = </text:span><text:span text:style-name="T16">ch</text:span><text:span text:style-name="T1">[</text:span><text:span text:style-name="T16">k</text:span><text:span text:style-name="T1">]; </text:span></text:p>
      <text:p text:style-name="P7"><text:span text:style-name="T1"><text:tab/> <text:s text:c="11"/></text:span><text:span text:style-name="T16">ch</text:span><text:span text:style-name="T1">[</text:span><text:span text:style-name="T16">k</text:span><text:span text:style-name="T1">] = </text:span><text:span text:style-name="T16">ch</text:span><text:span text:style-name="T1">[</text:span><text:span text:style-name="T16">i</text:span><text:span text:style-name="T1"> - 1]; </text:span></text:p>
      <text:p text:style-name="P7"><text:span text:style-name="T1"><text:tab/> <text:s text:c="11"/></text:span><text:span text:style-name="T16">ch</text:span><text:span text:style-name="T1">[</text:span><text:span text:style-name="T16">i</text:span><text:span text:style-name="T1"> - 1] = </text:span><text:span text:style-name="T16">temp</text:span><text:span text:style-name="T1">; </text:span></text:p>
      <text:p text:style-name="P7"><text:span text:style-name="T1"><text:tab/> <text:s text:c="10"/></text:span></text:p>
      <text:p text:style-name="P7"><text:span text:style-name="T1"><text:tab/> <text:s text:c="7"/>} </text:span></text:p>
      <text:p text:style-name="P6"><text:span text:style-name="T1"><text:tab/> <text:s text:c="7"/></text:span><text:span text:style-name="T11">return</text:span><text:span text:style-name="T1"> </text:span><text:span text:style-name="T11">new</text:span><text:span text:style-name="T1"> String(</text:span><text:span text:style-name="T16">ch</text:span><text:span text:style-name="T1">); </text:span></text:p>
      <text:p text:style-name="Standard"/>
      <text:p text:style-name="Standard"><text:span text:style-name="T24">/*</text:span></text:p>
      <text:p text:style-name="P7"><text:span text:style-name="T24"><text:tab/><text:tab/> * Convert the 1st letter to UpperCase in all words in the String </text:span></text:p>
      <text:p text:style-name="P7"><text:span text:style-name="T24"><text:tab/><text:tab/> * String a="a very fine day" </text:span></text:p>
      <text:p text:style-name="P7"><text:span text:style-name="T24"><text:tab/><text:tab/> * output:A Very Fine Day</text:span></text:p>
      <text:p text:style-name="P7"><text:span text:style-name="T24"><text:tab/><text:tab/> */</text:span></text:p>
      <text:p text:style-name="P7"><text:span text:style-name="T1"><text:tab/><text:tab/> <text:s/>String </text:span><text:span text:style-name="T16">words</text:span><text:span text:style-name="T1">[]=</text:span><text:span text:style-name="T17">s1</text:span><text:span text:style-name="T1">.split(</text:span><text:span text:style-name="T22">"\\s"</text:span><text:span text:style-name="T1">); <text:s/></text:span></text:p>
      <text:p text:style-name="P7"><text:span text:style-name="T1"><text:tab/><text:tab/> <text:s text:c="3"/>String </text:span><text:span text:style-name="T16">capitalizeWord</text:span><text:span text:style-name="T1">=</text:span><text:span text:style-name="T22">""</text:span><text:span text:style-name="T1">; <text:s/></text:span></text:p>
      <text:p text:style-name="P7"><text:span text:style-name="T1"><text:tab/><text:tab/> <text:s text:c="3"/></text:span><text:span text:style-name="T11">for</text:span><text:span text:style-name="T1">(String </text:span><text:span text:style-name="T16">w</text:span><text:span text:style-name="T1">:</text:span><text:span text:style-name="T16">words</text:span><text:span text:style-name="T1">){ <text:s/></text:span></text:p>
      <text:p text:style-name="P7"><text:span text:style-name="T1"><text:tab/><text:tab/> <text:s text:c="7"/>String </text:span><text:span text:style-name="T16">first</text:span><text:span text:style-name="T1">=</text:span><text:span text:style-name="T16">w</text:span><text:span text:style-name="T1">.substring(0,1); <text:s/></text:span></text:p>
      <text:p text:style-name="P7"><text:span text:style-name="T1"><text:tab/><text:tab/> <text:s text:c="7"/>String </text:span><text:span text:style-name="T16">afterfirst</text:span><text:span text:style-name="T1">=</text:span><text:span text:style-name="T16">w</text:span><text:span text:style-name="T1">.substring(1); <text:s/></text:span></text:p>
      <text:p text:style-name="P7"><text:span text:style-name="T1"><text:tab/><text:tab/> <text:s text:c="7"/></text:span><text:span text:style-name="T16">capitalizeWord</text:span><text:span text:style-name="T1">+=</text:span><text:span text:style-name="T16">first</text:span><text:span text:style-name="T1">.toUpperCase()+</text:span><text:span text:style-name="T16">afterfirst</text:span><text:span text:style-name="T1">+</text:span><text:span text:style-name="T22">" "</text:span><text:span text:style-name="T1">; <text:s/></text:span></text:p>
      <text:p text:style-name="P7"><text:span text:style-name="T1"><text:tab/><text:tab/> <text:s text:c="3"/>} <text:s/></text:span></text:p>
      <text:p text:style-name="P7"><text:span text:style-name="T1"><text:tab/><text:tab/> <text:s text:c="3"/></text:span><text:span text:style-name="T11">return</text:span><text:span text:style-name="T1"> </text:span><text:span text:style-name="T16">capitalizeWord</text:span><text:span text:style-name="T1">.trim(); <text:s/></text:span></text:p>
      <text:p text:style-name="P7"><text:span text:style-name="T1"><text:tab/><text:tab/><text:tab/>}</text:span></text:p>
      <text:p text:style-name="P8"/>
      <text:p text:style-name="P7"><text:span text:style-name="T1">}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1">import</text:span><text:span text:style-name="T1"> java.util.*;</text:span></text:p>
      <text:p text:style-name="P8"/>
      <text:p text:style-name="P7"><text:span text:style-name="T11">public</text:span><text:span text:style-name="T1"> </text:span><text:span text:style-name="T11">class</text:span><text:span text:style-name="T1"> UserCode {</text:span></text:p>
      <text:p text:style-name="P7"><text:span text:style-name="T1"><text:tab/></text:span><text:span text:style-name="T11">public</text:span><text:span text:style-name="T1"> </text:span><text:span text:style-name="T11">static</text:span><text:span text:style-name="T1"> </text:span><text:span text:style-name="T11">int</text:span><text:span text:style-name="T1"> validateIpAddress(String </text:span><text:span text:style-name="T16">ipAddress</text:span><text:span text:style-name="T1">) {</text:span></text:p>
      <text:p text:style-name="P7"><text:span text:style-name="T1"><text:tab/><text:tab/></text:span><text:span text:style-name="T24">/*validate the </text:span><text:span text:style-name="T25">ip</text:span><text:span text:style-name="T24"> address in the form a.b.c.d</text:span></text:p>
      <text:p text:style-name="P7"><text:span text:style-name="T24"><text:s text:c="11"/>where a,b,c,d must be between 0 and 255</text:span></text:p>
      <text:p text:style-name="P7"><text:span text:style-name="T24"><text:s text:c="9"/>if validated return 1 else return 2</text:span></text:p>
      <text:p text:style-name="P7"><text:span text:style-name="T24"><text:tab/><text:tab/> * </text:span></text:p>
      <text:p text:style-name="P7"><text:span text:style-name="T24"><text:tab/><text:tab/> */</text:span><text:span text:style-name="T14">int</text:span><text:span text:style-name="T5"> </text:span><text:span text:style-name="T19">e</text:span><text:span text:style-name="T5">;</text:span></text:p>
      <text:p text:style-name="P9"><text:span text:style-name="T6"><text:tab/><text:tab/> <text:s/>StringTokenizer </text:span><text:span text:style-name="T20">t</text:span><text:span text:style-name="T6"> = </text:span><text:span text:style-name="T15">new</text:span><text:span text:style-name="T6"> StringTokenizer(</text:span><text:span text:style-name="T20">ipAddress</text:span><text:span text:style-name="T6">, </text:span><text:span text:style-name="T23">"."</text:span><text:span text:style-name="T6">);</text:span></text:p>
      <text:p text:style-name="P9"><text:span text:style-name="T6"><text:tab/><text:tab/> <text:s text:c="3"/></text:span><text:span text:style-name="T15">int</text:span><text:span text:style-name="T6"> </text:span><text:span text:style-name="T20">a</text:span><text:span text:style-name="T6"> = Integer.</text:span><text:span text:style-name="T7">parseInt</text:span><text:span text:style-name="T6">(</text:span><text:span text:style-name="T20">t</text:span><text:span text:style-name="T6">.nextToken());</text:span></text:p>
      <text:p text:style-name="P9"><text:span text:style-name="T6"><text:tab/><text:tab/> <text:s text:c="3"/></text:span><text:span text:style-name="T15">int</text:span><text:span text:style-name="T6"> </text:span><text:span text:style-name="T20">b</text:span><text:span text:style-name="T6"> = Integer.</text:span><text:span text:style-name="T7">parseInt</text:span><text:span text:style-name="T6">(</text:span><text:span text:style-name="T20">t</text:span><text:span text:style-name="T6">.nextToken());</text:span></text:p>
      <text:p text:style-name="P9"><text:span text:style-name="T6"><text:tab/><text:tab/> <text:s text:c="3"/></text:span><text:span text:style-name="T15">int</text:span><text:span text:style-name="T6"> </text:span><text:span text:style-name="T20">c</text:span><text:span text:style-name="T6"> = Integer.</text:span><text:span text:style-name="T7">parseInt</text:span><text:span text:style-name="T6">(</text:span><text:span text:style-name="T20">t</text:span><text:span text:style-name="T6">.nextToken());</text:span></text:p>
      <text:p text:style-name="P9"><text:span text:style-name="T6"><text:tab/><text:tab/> <text:s text:c="3"/></text:span><text:span text:style-name="T15">int</text:span><text:span text:style-name="T6"> </text:span><text:span text:style-name="T20">d</text:span><text:span text:style-name="T6"> = Integer.</text:span><text:span text:style-name="T7">parseInt</text:span><text:span text:style-name="T6">(</text:span><text:span text:style-name="T20">t</text:span><text:span text:style-name="T6">.nextToken());</text:span></text:p>
      <text:p text:style-name="P9"><text:span text:style-name="T6"><text:tab/><text:tab/> <text:s text:c="3"/></text:span><text:span text:style-name="T15">if</text:span><text:span text:style-name="T6"> ((</text:span><text:span text:style-name="T20">a</text:span><text:span text:style-name="T6"> &gt;= 0 &amp;&amp; </text:span><text:span text:style-name="T20">a</text:span><text:span text:style-name="T6"> &lt;= 255) &amp;&amp; (</text:span><text:span text:style-name="T20">b</text:span><text:span text:style-name="T6"> &gt;= 0 &amp;&amp; </text:span><text:span text:style-name="T20">b</text:span><text:span text:style-name="T6"> &lt;= 255)</text:span></text:p>
      <text:p text:style-name="P9"><text:soft-page-break/><text:span text:style-name="T6"><text:tab/><text:tab/> <text:s text:c="7"/>&amp;&amp; (</text:span><text:span text:style-name="T20">c</text:span><text:span text:style-name="T6"> &gt;= 0 &amp;&amp; </text:span><text:span text:style-name="T20">c</text:span><text:span text:style-name="T6"> &lt;= 255) &amp;&amp; (</text:span><text:span text:style-name="T20">d</text:span><text:span text:style-name="T6"> &gt;= 0 &amp;&amp; </text:span><text:span text:style-name="T20">d</text:span><text:span text:style-name="T6"> &lt;= 255))</text:span></text:p>
      <text:p text:style-name="P9"><text:span text:style-name="T6"><text:tab/><text:tab/> <text:s text:c="3"/><text:tab/></text:span><text:span text:style-name="T15">return</text:span><text:span text:style-name="T6"> </text:span><text:span text:style-name="T20">e</text:span><text:span text:style-name="T6">=1;</text:span></text:p>
      <text:p text:style-name="P9"><text:span text:style-name="T6"><text:tab/><text:tab/> <text:s text:c="3"/></text:span><text:span text:style-name="T15">else</text:span><text:span text:style-name="T6"> </text:span></text:p>
      <text:p text:style-name="P9"><text:span text:style-name="T6"><text:tab/><text:tab/> <text:s text:c="3"/><text:tab/></text:span><text:span text:style-name="T15">return</text:span><text:span text:style-name="T6"> </text:span><text:span text:style-name="T20">e</text:span><text:span text:style-name="T6">=2;</text:span></text:p>
      <text:p text:style-name="P9"><text:span text:style-name="T6"><text:tab/><text:tab/> <text:s text:c="3"/><text:tab/></text:span></text:p>
      <text:p text:style-name="P9"><text:span text:style-name="T6">}</text:span></text:p>
      <text:p text:style-name="Standard"><text:span text:style-name="T1">}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8">StringBuffer sb = new </text:span><text:span text:style-name="T26">StringBuffer</text:span><text:span text:style-name="T28">(</text:span><text:span text:style-name="T8">input1</text:span><text:span text:style-name="T28">)</text:span><text:span text:style-name="T8">;</text:span></text:p>
      <text:list xml:id="list4920038340037311835" text:style-name="L1">
        <text:list-item>
          <text:p text:style-name="P2"><text:span text:style-name="T9">sb.</text:span><text:span text:style-name="T27">reverse</text:span><text:span text:style-name="T29">()</text:span><text:span text:style-name="T9">;</text:span></text:p>
        </text:list-item>
        <text:list-item>
          <text:p text:style-name="P2"><text:span text:style-name="T9">String output = sb.</text:span><text:span text:style-name="T27">substring</text:span><text:span text:style-name="T29">(</text:span><text:span text:style-name="T9">input2, input2 + input3</text:span><text:span text:style-name="T29">)</text:span><text:span text:style-name="T9">;</text:span></text:p>
        </text:list-item>
        <text:list-item>
          <text:p text:style-name="P4">return output;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2">15.</text:span><text:span text:style-name="T8">int n1 = Integer.</text:span><text:span text:style-name="T26">parseInt</text:span><text:span text:style-name="T28">(</text:span><text:span text:style-name="T8">input1.</text:span><text:span text:style-name="T26">substring</text:span><text:span text:style-name="T28">(</text:span><text:span text:style-name="T8">5, input1.</text:span><text:span text:style-name="T26">length</text:span><text:span text:style-name="T28">()))</text:span><text:span text:style-name="T8">;</text:span></text:p>
      <text:list xml:id="list8667289204924681863" text:style-name="L2">
        <text:list-item>
          <text:p text:style-name="P3"><text:span text:style-name="T9">int n2 = Integer.</text:span><text:span text:style-name="T27">parseInt</text:span><text:span text:style-name="T29">(</text:span><text:span text:style-name="T9">input2.</text:span><text:span text:style-name="T27">substring</text:span><text:span text:style-name="T29">(</text:span><text:span text:style-name="T9">5, input2.</text:span><text:span text:style-name="T27">length</text:span><text:span text:style-name="T29">()))</text:span><text:span text:style-name="T9">;</text:span></text:p>
        </text:list-item>
        <text:list-item>
          <text:p text:style-name="P3"><text:span text:style-name="T9">int n = Math.</text:span><text:span text:style-name="T27">abs</text:span><text:span text:style-name="T29">((</text:span><text:span text:style-name="T9">n2 - n1</text:span><text:span text:style-name="T29">)</text:span><text:span text:style-name="T10"> </text:span><text:span text:style-name="T9">* input3</text:span><text:span text:style-name="T29">)</text:span><text:span text:style-name="T9">;</text:span></text:p>
        </text:list-item>
        <text:list-item>
          <text:p text:style-name="P5">return n;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7"><text:span text:style-name="T13">14.</text:span><text:span text:style-name="T11">public</text:span><text:span text:style-name="T1"> </text:span><text:span text:style-name="T11">class</text:span><text:span text:style-name="T1"> UserCode {</text:span></text:p>
      <text:p text:style-name="P7"><text:span text:style-name="T1"><text:tab/></text:span><text:span text:style-name="T11">public</text:span><text:span text:style-name="T1"> </text:span><text:span text:style-name="T11">static</text:span><text:span text:style-name="T1"> </text:span><text:span text:style-name="T3">String</text:span><text:span text:style-name="T1"> removeEvenElements(String </text:span><text:span text:style-name="T16">s1</text:span><text:span text:style-name="T1">) {</text:span></text:p>
      <text:p text:style-name="P7"><text:span text:style-name="T1"><text:tab/><text:tab/></text:span><text:span text:style-name="T24">/*input string =commitment;</text:span></text:p>
      <text:p text:style-name="P7"><text:span text:style-name="T24"><text:tab/><text:tab/> <text:s/></text:span></text:p>
      <text:p text:style-name="P7"><text:span text:style-name="T24"><text:tab/><text:tab/>In above example,</text:span></text:p>
      <text:p text:style-name="P7"><text:span text:style-name="T24"><text:tab/><text:tab/>c be the first index position </text:span></text:p>
      <text:p text:style-name="P7"><text:span text:style-name="T24"><text:tab/><text:tab/>remove even vowels from the string</text:span></text:p>
      <text:p text:style-name="P7"><text:span text:style-name="T24"><text:tab/><text:tab/>so, output will be </text:span><text:span text:style-name="T25">cmmitmnt</text:span><text:span text:style-name="T24"> */</text:span></text:p>
      <text:p text:style-name="P7"><text:span text:style-name="T1"><text:tab/><text:tab/>StringBuffer </text:span><text:span text:style-name="T16">sb1</text:span><text:span text:style-name="T1">=</text:span><text:span text:style-name="T11">new</text:span><text:span text:style-name="T1"> StringBuffer();</text:span></text:p>
      <text:p text:style-name="P7"><text:span text:style-name="T1"><text:s text:c="8"/></text:span><text:span text:style-name="T11">for</text:span><text:span text:style-name="T1">(</text:span><text:span text:style-name="T11">int</text:span><text:span text:style-name="T1"> </text:span><text:span text:style-name="T16">i</text:span><text:span text:style-name="T1">=0;</text:span><text:span text:style-name="T16">i</text:span><text:span text:style-name="T1">&lt;</text:span><text:span text:style-name="T16">s1</text:span><text:span text:style-name="T1">.length();</text:span><text:span text:style-name="T16">i</text:span><text:span text:style-name="T1">++)</text:span></text:p>
      <text:p text:style-name="P7"><text:span text:style-name="T1"><text:s text:c="24"/></text:span><text:span text:style-name="T11">if</text:span><text:span text:style-name="T1">((</text:span><text:span text:style-name="T16">i</text:span><text:span text:style-name="T1">%2)==0)</text:span></text:p>
      <text:p text:style-name="P7"><text:span text:style-name="T1"><text:s text:c="28"/></text:span><text:span text:style-name="T16">sb1</text:span><text:span text:style-name="T1">.append(</text:span><text:span text:style-name="T16">s1</text:span><text:span text:style-name="T1">.charAt(</text:span><text:span text:style-name="T16">i</text:span><text:span text:style-name="T1">));</text:span></text:p>
      <text:p text:style-name="P7"><text:span text:style-name="T1"><text:s text:c="24"/></text:span><text:span text:style-name="T11">else</text:span><text:span text:style-name="T1"> </text:span><text:span text:style-name="T11">if</text:span><text:span text:style-name="T1">((</text:span><text:span text:style-name="T16">i</text:span><text:span text:style-name="T1">%2)!=0)</text:span></text:p>
      <text:p text:style-name="P7"><text:span text:style-name="T1"><text:s text:c="17"/></text:span><text:span text:style-name="T11">if</text:span><text:span text:style-name="T1">(</text:span><text:span text:style-name="T16">s1</text:span><text:span text:style-name="T1">.charAt(</text:span><text:span text:style-name="T16">i</text:span><text:span text:style-name="T1">)!=</text:span><text:span text:style-name="T22">'a'</text:span><text:span text:style-name="T1"> &amp;&amp; </text:span><text:span text:style-name="T16">s1</text:span><text:span text:style-name="T1">.charAt(</text:span><text:span text:style-name="T16">i</text:span><text:span text:style-name="T1">)!=</text:span><text:span text:style-name="T22">'e'</text:span><text:span text:style-name="T1"> &amp;&amp; </text:span><text:span text:style-name="T16">s1</text:span><text:span text:style-name="T1">.charAt(</text:span><text:span text:style-name="T16">i</text:span><text:span text:style-name="T1">)!=</text:span><text:span text:style-name="T22">'i'</text:span><text:span text:style-name="T1"> &amp;&amp; </text:span><text:span text:style-name="T16">s1</text:span><text:span text:style-name="T1">.charAt(</text:span><text:span text:style-name="T16">i</text:span><text:span text:style-name="T1">)!=</text:span><text:span text:style-name="T22">'o'</text:span><text:span text:style-name="T1"> &amp;&amp; </text:span><text:span text:style-name="T16">s1</text:span><text:span text:style-name="T1">.charAt(</text:span><text:span text:style-name="T16">i</text:span><text:span text:style-name="T1">)!=</text:span><text:span text:style-name="T22">'u'</text:span><text:span text:style-name="T1">)</text:span></text:p>
      <text:p text:style-name="P7"><text:span text:style-name="T1"><text:s text:c="17"/></text:span><text:span text:style-name="T11">if</text:span><text:span text:style-name="T1">(</text:span><text:span text:style-name="T16">s1</text:span><text:span text:style-name="T1">.charAt(</text:span><text:span text:style-name="T16">i</text:span><text:span text:style-name="T1">)!=</text:span><text:span text:style-name="T22">'A'</text:span><text:span text:style-name="T1"> &amp;&amp; </text:span><text:span text:style-name="T16">s1</text:span><text:span text:style-name="T1">.charAt(</text:span><text:span text:style-name="T16">i</text:span><text:span text:style-name="T1">)!=</text:span><text:span text:style-name="T22">'E'</text:span><text:span text:style-name="T1"> &amp;&amp; </text:span><text:span text:style-name="T16">s1</text:span><text:span text:style-name="T1">.charAt(</text:span><text:span text:style-name="T16">i</text:span><text:span text:style-name="T1">)!=</text:span><text:span text:style-name="T22">'I'</text:span><text:span text:style-name="T1"> &amp;&amp; </text:span><text:span text:style-name="T16">s1</text:span><text:span text:style-name="T1">.charAt(</text:span><text:span text:style-name="T16">i</text:span><text:span text:style-name="T1">)!=</text:span><text:span text:style-name="T22">'O'</text:span><text:span text:style-name="T1"> &amp;&amp; </text:span><text:span text:style-name="T16">s1</text:span><text:span text:style-name="T1">.charAt(</text:span><text:span text:style-name="T16">i</text:span><text:span text:style-name="T1">)!=</text:span><text:span text:style-name="T22">'U'</text:span><text:span text:style-name="T1">)</text:span></text:p>
      <text:p text:style-name="P7"><text:span text:style-name="T1"><text:s text:c="25"/></text:span><text:span text:style-name="T16">sb1</text:span><text:span text:style-name="T1">.append(</text:span><text:span text:style-name="T16">s1</text:span><text:span text:style-name="T1">.charAt(</text:span><text:span text:style-name="T16">i</text:span><text:span text:style-name="T1">));</text:span></text:p>
      <text:p text:style-name="P7"><text:span text:style-name="T1"><text:s text:c="8"/></text:span><text:span text:style-name="T12">return</text:span><text:span text:style-name="T3"> </text:span><text:span text:style-name="T17">sb1</text:span><text:span text:style-name="T3">.toString();</text:span></text:p>
      <text:p text:style-name="P7"><text:span text:style-name="T1"><text:tab/>}</text:span></text:p>
      <text:p text:style-name="P7"><text:span text:style-name="T1">}</text:span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0"><text:span text:style-name="T11">int</text:span><text:span text:style-name="T1"> </text:span><text:span text:style-name="T16">l1</text:span><text:span text:style-name="T1">=</text:span><text:span text:style-name="T16">ip1</text:span><text:span text:style-name="T1">.length();</text:span></text:p>
      <text:p text:style-name="P7"><text:span text:style-name="T1"><text:tab/></text:span><text:span text:style-name="T11">int</text:span><text:span text:style-name="T1"> </text:span><text:span text:style-name="T16">l2</text:span><text:span text:style-name="T1">=</text:span><text:span text:style-name="T16">ip2</text:span><text:span text:style-name="T1">.length();</text:span></text:p>
      <text:p text:style-name="P7"><text:span text:style-name="T1"><text:tab/></text:span><text:span text:style-name="T11">if</text:span><text:span text:style-name="T1">(</text:span><text:span text:style-name="T16">l1</text:span><text:span text:style-name="T1">&gt;</text:span><text:span text:style-name="T16">l2</text:span><text:span text:style-name="T1">){</text:span></text:p>
      <text:p text:style-name="P7"><text:span text:style-name="T1"><text:tab/><text:tab/></text:span><text:span text:style-name="T11">return</text:span><text:span text:style-name="T1">(</text:span><text:span text:style-name="T16">ip1</text:span><text:span text:style-name="T1">.</text:span><text:span text:style-name="T3">substring</text:span><text:span text:style-name="T1">((</text:span><text:span text:style-name="T16">l2</text:span><text:span text:style-name="T1">)-1,</text:span><text:span text:style-name="T16">l1</text:span><text:span text:style-name="T1">-1));</text:span></text:p>
      <text:p text:style-name="P7"><text:span text:style-name="T1"><text:tab/>}</text:span></text:p>
      <text:p text:style-name="P7"><text:span text:style-name="T1"><text:tab/></text:span><text:span text:style-name="T11">else</text:span><text:span text:style-name="T1">{</text:span></text:p>
      <text:p text:style-name="P7"><text:span text:style-name="T1"><text:tab/><text:tab/></text:span><text:span text:style-name="T11">return</text:span><text:span text:style-name="T1">(</text:span><text:span text:style-name="T16">ip2</text:span><text:span text:style-name="T1">.</text:span><text:span text:style-name="T3">substring</text:span><text:span text:style-name="T1">((</text:span><text:span text:style-name="T16">l2</text:span><text:span text:style-name="T1">)-1,</text:span><text:span text:style-name="T16">l1</text:span><text:span text:style-name="T1">-1));</text:span></text:p>
      <text:p text:style-name="P7"><text:span text:style-name="T1"><text:tab/>}</text:span></text:p>
      <text:p text:style-name="P7"><text:span text:style-name="T1"><text:tab/></text:span></text:p>
      <text:p text:style-name="P7"><text:span text:style-name="T1"><text:tab/>}</text:span></text:p>
      <text:p text:style-name="P7"><text:span text:style-name="T1"><text:tab/></text:span></text:p>
      <text:p text:style-name="P8"/>
      <text:p text:style-name="P7"><text:span text:style-name="T1">}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, 'Liberation Mono', 'Courier New', Courier, monospace"/>
    <style:font-face style:name="inherit" svg:font-family="inherit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4:19:24.727000000</meta:creation-date>
    <dc:date>2019-05-18T18:06:32.326000000</dc:date>
    <meta:editing-duration>PT25M45S</meta:editing-duration>
    <meta:editing-cycles>1</meta:editing-cycles>
    <meta:document-statistic meta:table-count="0" meta:image-count="0" meta:object-count="0" meta:page-count="4" meta:paragraph-count="88" meta:word-count="307" meta:character-count="2657" meta:non-whitespace-character-count="1909"/>
    <meta:generator>LibreOffice/5.1.5.2$Windows_X86_64 LibreOffice_project/7a864d8825610a8c07cfc3bc01dd4fce6a9447e5</meta:generator>
  </office:meta>
</office:document-meta>
</file>